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7a6" officeooo:paragraph-rsid="000877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ollView is used to make a scrollable screen should the content overflow the screen size.</text:p>
      <text:p text:style-name="P1">=&gt; ScrollView can only have one direct child element. So, if you want to have multiple child element, you can put them inside another layout and put the layout as a child of the ScrollVi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6:58:53.092302622</meta:creation-date>
    <meta:generator>LibreOffice/6.2.7.1$Linux_X86_64 LibreOffice_project/20$Build-1</meta:generator>
    <dc:date>2019-10-06T17:00:30.533951978</dc:date>
    <meta:editing-duration>PT1M42S</meta:editing-duration>
    <meta:editing-cycles>1</meta:editing-cycles>
    <meta:document-statistic meta:table-count="0" meta:image-count="0" meta:object-count="0" meta:page-count="1" meta:paragraph-count="2" meta:word-count="50" meta:character-count="279" meta:non-whitespace-character-count="231"/>
  </office:meta>
</office:document-meta>
</file>